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1.3972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1.342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5256in"/>
    </style:style>
    <style:style style:name="co18" style:family="table-column">
      <style:table-column-properties fo:break-before="auto" style:column-width="1.3756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6.929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9" table:default-cell-style-name="Default"/>
        <table:table-column table:style-name="co21" table:default-cell-style-name="Default"/>
        <table:table-row table:style-name="ro1">
          <table:table-cell office:value-type="string">
            <text:p>Server Type</text:p>
          </table:table-cell>
          <table:table-cell office:value-type="string">
            <text:p>Storage Type</text:p>
          </table:table-cell>
          <table:table-cell office:value-type="string">
            <text:p>Response Type</text:p>
          </table:table-cell>
          <table:table-cell office:value-type="string">
            <text:p>Custom</text:p>
          </table:table-cell>
          <table:table-cell office:value-type="string">
            <text:p>Req/Connections</text:p>
          </table:table-cell>
          <table:table-cell office:value-type="string">
            <text:p>Connections</text:p>
          </table:table-cell>
          <table:table-cell office:value-type="string">
            <text:p>Completed</text:p>
          </table:table-cell>
          <table:table-cell office:value-type="string">
            <text:p>Failed</text:p>
          </table:table-cell>
          <table:table-cell office:value-type="string">
            <text:p>Total Time (s)</text:p>
          </table:table-cell>
          <table:table-cell office:value-type="string">
            <text:p>Total transferred (bytes)</text:p>
          </table:table-cell>
          <table:table-cell office:value-type="string">
            <text:p>req/sec</text:p>
          </table:table-cell>
          <table:table-cell office:value-type="string">
            <text:p>msec/req</text:p>
          </table:table-cell>
          <table:table-cell office:value-type="string">
            <text:p>msec/req concurrent</text:p>
          </table:table-cell>
          <table:table-cell office:value-type="string">
            <text:p>KB/sec</text:p>
          </table:table-cell>
          <table:table-cell office:value-type="string">
            <text:p>Connect mean (ms)</text:p>
          </table:table-cell>
          <table:table-cell office:value-type="string">
            <text:p>Connect std (ms)</text:p>
          </table:table-cell>
          <table:table-cell office:value-type="string">
            <text:p>Processing mean (ms)</text:p>
          </table:table-cell>
          <table:table-cell office:value-type="string">
            <text:p>Processing std (ms)</text:p>
          </table:table-cell>
          <table:table-cell office:value-type="string">
            <text:p>Waiting mean (ms)</text:p>
          </table:table-cell>
          <table:table-cell office:value-type="string">
            <text:p>Waiting std (ms)</text:p>
          </table:table-cell>
          <table:table-cell office:value-type="string">
            <text:p>Total mean (ms)</text:p>
          </table:table-cell>
          <table:table-cell office:value-type="string">
            <text:p>Total std (ms)</text:p>
          </table:table-cell>
          <table:table-cell office:value-type="string">
            <text:p>URL</text:p>
          </table:table-cell>
        </table:table-row>
        <table:table-row table:style-name="ro1">
          <table:table-cell office:value-type="string">
            <text:p>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6.741">
            <text:p>16.741</text:p>
          </table:table-cell>
          <table:table-cell office:value-type="float" office:value="17775000">
            <text:p>17775000</text:p>
          </table:table-cell>
          <table:table-cell office:value-type="float" office:value="29.87">
            <text:p>29.87</text:p>
          </table:table-cell>
          <table:table-cell office:value-type="float" office:value="334.827">
            <text:p>334.827</text:p>
          </table:table-cell>
          <table:table-cell office:value-type="float" office:value="33.483">
            <text:p>33.483</text:p>
          </table:table-cell>
          <table:table-cell office:value-type="float" office:value="1036.86">
            <text:p>1036.86</text:p>
          </table:table-cell>
          <table:table-cell office:value-type="float" office:value="36">
            <text:p>36</text:p>
          </table:table-cell>
          <table:table-cell office:value-type="float" office:value="140.6">
            <text:p>140.6</text:p>
          </table:table-cell>
          <table:table-cell office:value-type="float" office:value="292">
            <text:p>292</text:p>
          </table:table-cell>
          <table:table-cell office:value-type="float" office:value="232.8">
            <text:p>232.8</text:p>
          </table:table-cell>
          <table:table-cell office:value-type="float" office:value="132">
            <text:p>132</text:p>
          </table:table-cell>
          <table:table-cell office:value-type="float" office:value="93.3">
            <text:p>93.3</text:p>
          </table:table-cell>
          <table:table-cell office:value-type="float" office:value="328">
            <text:p>328</text:p>
          </table:table-cell>
          <table:table-cell office:value-type="float" office:value="264">
            <text:p>264</text:p>
          </table:table-cell>
          <table:table-cell office:value-type="string">
            <text:p>http://ec2-23-20-37-137.compute-1.amazonaws.com:8000/hillshade/cache_rast1-small/2/true</text:p>
          </table:table-cell>
        </table:table-row>
        <table:table-row table:style-name="ro1"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2.567">
            <text:p>22.567</text:p>
          </table:table-cell>
          <table:table-cell office:value-type="float" office:value="17775000">
            <text:p>17775000</text:p>
          </table:table-cell>
          <table:table-cell office:value-type="float" office:value="22.16">
            <text:p>22.16</text:p>
          </table:table-cell>
          <table:table-cell office:value-type="float" office:value="451.344">
            <text:p>451.344</text:p>
          </table:table-cell>
          <table:table-cell office:value-type="float" office:value="45.134">
            <text:p>45.134</text:p>
          </table:table-cell>
          <table:table-cell office:value-type="float" office:value="769.19">
            <text:p>769.19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422">
            <text:p>422</text:p>
          </table:table-cell>
          <table:table-cell office:value-type="float" office:value="154">
            <text:p>154</text:p>
          </table:table-cell>
          <table:table-cell office:value-type="float" office:value="364">
            <text:p>364</text:p>
          </table:table-cell>
          <table:table-cell office:value-type="float" office:value="136.7">
            <text:p>136.7</text:p>
          </table:table-cell>
          <table:table-cell office:value-type="float" office:value="449">
            <text:p>449</text:p>
          </table:table-cell>
          <table:table-cell office:value-type="float" office:value="181.5">
            <text:p>181.5</text:p>
          </table:table-cell>
          <table:table-cell office:value-type="string">
            <text:p>http://ec2-50-19-60-198.compute-1.amazonaws.com:8000/hillshade/cache_rast1-small/2/true</text:p>
          </table:table-cell>
        </table:table-row>
        <table:table-row table:style-name="ro1">
          <table:table-cell office:value-type="string">
            <text:p>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6.835">
            <text:p>46.835</text:p>
          </table:table-cell>
          <table:table-cell office:value-type="float" office:value="17775000">
            <text:p>17775000</text:p>
          </table:table-cell>
          <table:table-cell office:value-type="float" office:value="10.68">
            <text:p>10.68</text:p>
          </table:table-cell>
          <table:table-cell office:value-type="float" office:value="936.702">
            <text:p>936.702</text:p>
          </table:table-cell>
          <table:table-cell office:value-type="float" office:value="93.67">
            <text:p>93.67</text:p>
          </table:table-cell>
          <table:table-cell office:value-type="float" office:value="370.63">
            <text:p>370.63</text:p>
          </table:table-cell>
          <table:table-cell office:value-type="float" office:value="28">
            <text:p>28</text:p>
          </table:table-cell>
          <table:table-cell office:value-type="float" office:value="117.9">
            <text:p>117.9</text:p>
          </table:table-cell>
          <table:table-cell office:value-type="float" office:value="905">
            <text:p>905</text:p>
          </table:table-cell>
          <table:table-cell office:value-type="float" office:value="304.1">
            <text:p>304.1</text:p>
          </table:table-cell>
          <table:table-cell office:value-type="float" office:value="834">
            <text:p>834</text:p>
          </table:table-cell>
          <table:table-cell office:value-type="float" office:value="293.7">
            <text:p>293.7</text:p>
          </table:table-cell>
          <table:table-cell office:value-type="float" office:value="932">
            <text:p>932</text:p>
          </table:table-cell>
          <table:table-cell office:value-type="float" office:value="322.3">
            <text:p>322.3</text:p>
          </table:table-cell>
          <table:table-cell office:value-type="string">
            <text:p>http://ec2-174-129-165-42.compute-1.amazonaws.com:8000/hillshade/cache_rast1-small/2/tru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2.903">
            <text:p>92.903</text:p>
          </table:table-cell>
          <table:table-cell office:value-type="float" office:value="17775000">
            <text:p>17775000</text:p>
          </table:table-cell>
          <table:table-cell office:value-type="float" office:value="5.38">
            <text:p>5.38</text:p>
          </table:table-cell>
          <table:table-cell office:value-type="float" office:value="1858.07">
            <text:p>1858.07</text:p>
          </table:table-cell>
          <table:table-cell office:value-type="float" office:value="185.807">
            <text:p>185.807</text:p>
          </table:table-cell>
          <table:table-cell office:value-type="float" office:value="186.84">
            <text:p>186.84</text:p>
          </table:table-cell>
          <table:table-cell office:value-type="float" office:value="36">
            <text:p>36</text:p>
          </table:table-cell>
          <table:table-cell office:value-type="float" office:value="29.2">
            <text:p>29.2</text:p>
          </table:table-cell>
          <table:table-cell office:value-type="float" office:value="1816">
            <text:p>1816</text:p>
          </table:table-cell>
          <table:table-cell office:value-type="float" office:value="946.8">
            <text:p>946.8</text:p>
          </table:table-cell>
          <table:table-cell office:value-type="float" office:value="1625">
            <text:p>1625</text:p>
          </table:table-cell>
          <table:table-cell office:value-type="float" office:value="944.1">
            <text:p>944.1</text:p>
          </table:table-cell>
          <table:table-cell office:value-type="float" office:value="1852">
            <text:p>1852</text:p>
          </table:table-cell>
          <table:table-cell office:value-type="float" office:value="947.1">
            <text:p>947.1</text:p>
          </table:table-cell>
          <table:table-cell office:value-type="string">
            <text:p>http://ec2-50-16-19-74.compute-1.amazonaws.com:8000/hillshade/cache_rast1-small/2/tru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87.913">
            <text:p>87.913</text:p>
          </table:table-cell>
          <table:table-cell office:value-type="float" office:value="17775000">
            <text:p>17775000</text:p>
          </table:table-cell>
          <table:table-cell office:value-type="float" office:value="5.69">
            <text:p>5.69</text:p>
          </table:table-cell>
          <table:table-cell office:value-type="float" office:value="1758.267">
            <text:p>1758.267</text:p>
          </table:table-cell>
          <table:table-cell office:value-type="float" office:value="175.827">
            <text:p>175.827</text:p>
          </table:table-cell>
          <table:table-cell office:value-type="float" office:value="197.45">
            <text:p>197.45</text:p>
          </table:table-cell>
          <table:table-cell office:value-type="float" office:value="35">
            <text:p>35</text:p>
          </table:table-cell>
          <table:table-cell office:value-type="float" office:value="29.8">
            <text:p>29.8</text:p>
          </table:table-cell>
          <table:table-cell office:value-type="float" office:value="1718">
            <text:p>1718</text:p>
          </table:table-cell>
          <table:table-cell office:value-type="float" office:value="721.3">
            <text:p>721.3</text:p>
          </table:table-cell>
          <table:table-cell office:value-type="float" office:value="1534">
            <text:p>1534</text:p>
          </table:table-cell>
          <table:table-cell office:value-type="float" office:value="707.8">
            <text:p>707.8</text:p>
          </table:table-cell>
          <table:table-cell office:value-type="float" office:value="1753">
            <text:p>1753</text:p>
          </table:table-cell>
          <table:table-cell office:value-type="float" office:value="718.9">
            <text:p>718.9</text:p>
          </table:table-cell>
          <table:table-cell office:value-type="string">
            <text:p>http://ec2-50-16-19-74.compute-1.amazonaws.com:8000/hillshade/local_rast1-small/2/tru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6.168">
            <text:p>96.168</text:p>
          </table:table-cell>
          <table:table-cell office:value-type="float" office:value="18210500">
            <text:p>18210500</text:p>
          </table:table-cell>
          <table:table-cell office:value-type="float" office:value="5.2">
            <text:p>5.2</text:p>
          </table:table-cell>
          <table:table-cell office:value-type="float" office:value="1923.356">
            <text:p>1923.356</text:p>
          </table:table-cell>
          <table:table-cell office:value-type="float" office:value="192.336">
            <text:p>192.336</text:p>
          </table:table-cell>
          <table:table-cell office:value-type="float" office:value="184.92">
            <text:p>184.92</text:p>
          </table:table-cell>
          <table:table-cell office:value-type="float" office:value="38">
            <text:p>38</text:p>
          </table:table-cell>
          <table:table-cell office:value-type="float" office:value="30.6">
            <text:p>30.6</text:p>
          </table:table-cell>
          <table:table-cell office:value-type="float" office:value="1881">
            <text:p>1881</text:p>
          </table:table-cell>
          <table:table-cell office:value-type="float" office:value="641.2">
            <text:p>641.2</text:p>
          </table:table-cell>
          <table:table-cell office:value-type="float" office:value="1694">
            <text:p>1694</text:p>
          </table:table-cell>
          <table:table-cell office:value-type="float" office:value="632.5">
            <text:p>632.5</text:p>
          </table:table-cell>
          <table:table-cell office:value-type="float" office:value="1918">
            <text:p>1918</text:p>
          </table:table-cell>
          <table:table-cell office:value-type="float" office:value="639.1">
            <text:p>639.1</text:p>
          </table:table-cell>
          <table:table-cell office:value-type="string">
            <text:p>http://ec2-50-16-19-74.compute-1.amazonaws.com:8000/hillshade-con/local_rast1-small/2/true</text:p>
          </table:table-cell>
        </table:table-row>
        <table:table-row table:style-name="ro1">
          <table:table-cell office:value-type="string">
            <text:p>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8.366">
            <text:p>48.366</text:p>
          </table:table-cell>
          <table:table-cell office:value-type="float" office:value="18210500">
            <text:p>18210500</text:p>
          </table:table-cell>
          <table:table-cell office:value-type="float" office:value="10.34">
            <text:p>10.34</text:p>
          </table:table-cell>
          <table:table-cell office:value-type="float" office:value="967.326">
            <text:p>967.326</text:p>
          </table:table-cell>
          <table:table-cell office:value-type="float" office:value="96.733">
            <text:p>96.733</text:p>
          </table:table-cell>
          <table:table-cell office:value-type="float" office:value="367.69">
            <text:p>367.69</text:p>
          </table:table-cell>
          <table:table-cell office:value-type="float" office:value="15">
            <text:p>15</text:p>
          </table:table-cell>
          <table:table-cell office:value-type="float" office:value="8.7">
            <text:p>8.7</text:p>
          </table:table-cell>
          <table:table-cell office:value-type="float" office:value="949">
            <text:p>949</text:p>
          </table:table-cell>
          <table:table-cell office:value-type="float" office:value="234.9">
            <text:p>234.9</text:p>
          </table:table-cell>
          <table:table-cell office:value-type="float" office:value="874">
            <text:p>874</text:p>
          </table:table-cell>
          <table:table-cell office:value-type="float" office:value="223.1">
            <text:p>223.1</text:p>
          </table:table-cell>
          <table:table-cell office:value-type="float" office:value="964">
            <text:p>964</text:p>
          </table:table-cell>
          <table:table-cell office:value-type="float" office:value="233.2">
            <text:p>233.2</text:p>
          </table:table-cell>
          <table:table-cell office:value-type="string">
            <text:p>http://ec2-174-129-165-42.compute-1.amazonaws.com:8000/hillshade-con/local_rast1-small/2/true</text:p>
          </table:table-cell>
        </table:table-row>
        <table:table-row table:style-name="ro1">
          <table:table-cell office:value-type="string">
            <text:p>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492">
            <text:p>17.492</text:p>
          </table:table-cell>
          <table:table-cell office:value-type="float" office:value="18210500">
            <text:p>18210500</text:p>
          </table:table-cell>
          <table:table-cell office:value-type="float" office:value="28.58">
            <text:p>28.58</text:p>
          </table:table-cell>
          <table:table-cell office:value-type="float" office:value="349.841">
            <text:p>349.841</text:p>
          </table:table-cell>
          <table:table-cell office:value-type="float" office:value="34.984">
            <text:p>34.984</text:p>
          </table:table-cell>
          <table:table-cell office:value-type="float" office:value="1016.67">
            <text:p>1016.67</text:p>
          </table:table-cell>
          <table:table-cell office:value-type="float" office:value="60">
            <text:p>60</text:p>
          </table:table-cell>
          <table:table-cell office:value-type="float" office:value="205.3">
            <text:p>205.3</text:p>
          </table:table-cell>
          <table:table-cell office:value-type="float" office:value="284">
            <text:p>284</text:p>
          </table:table-cell>
          <table:table-cell office:value-type="float" office:value="209">
            <text:p>209</text:p>
          </table:table-cell>
          <table:table-cell office:value-type="float" office:value="117">
            <text:p>117</text:p>
          </table:table-cell>
          <table:table-cell office:value-type="float" office:value="55.2">
            <text:p>55.2</text:p>
          </table:table-cell>
          <table:table-cell office:value-type="float" office:value="345">
            <text:p>345</text:p>
          </table:table-cell>
          <table:table-cell office:value-type="float" office:value="293.5">
            <text:p>293.5</text:p>
          </table:table-cell>
          <table:table-cell office:value-type="string">
            <text:p>http://ec2-23-20-37-137.compute-1.amazonaws.com:8000/hillshade-con/local_rast1-small/2/true</text:p>
          </table:table-cell>
        </table:table-row>
        <table:table-row table:style-name="ro1">
          <table:table-cell office:value-type="string">
            <text:p>m1.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4.447">
            <text:p>24.447</text:p>
          </table:table-cell>
          <table:table-cell office:value-type="float" office:value="18210500">
            <text:p>18210500</text:p>
          </table:table-cell>
          <table:table-cell office:value-type="float" office:value="20.45">
            <text:p>20.45</text:p>
          </table:table-cell>
          <table:table-cell office:value-type="float" office:value="488.945">
            <text:p>488.945</text:p>
          </table:table-cell>
          <table:table-cell office:value-type="float" office:value="48.895">
            <text:p>48.895</text:p>
          </table:table-cell>
          <table:table-cell office:value-type="float" office:value="727.43">
            <text:p>727.43</text:p>
          </table:table-cell>
          <table:table-cell office:value-type="float" office:value="39">
            <text:p>39</text:p>
          </table:table-cell>
          <table:table-cell office:value-type="float" office:value="190.1">
            <text:p>190.1</text:p>
          </table:table-cell>
          <table:table-cell office:value-type="float" office:value="444">
            <text:p>444</text:p>
          </table:table-cell>
          <table:table-cell office:value-type="float" office:value="154.5">
            <text:p>154.5</text:p>
          </table:table-cell>
          <table:table-cell office:value-type="float" office:value="355">
            <text:p>355</text:p>
          </table:table-cell>
          <table:table-cell office:value-type="float" office:value="119.6">
            <text:p>119.6</text:p>
          </table:table-cell>
          <table:table-cell office:value-type="float" office:value="483">
            <text:p>483</text:p>
          </table:table-cell>
          <table:table-cell office:value-type="float" office:value="242.6">
            <text:p>242.6</text:p>
          </table:table-cell>
          <table:table-cell office:value-type="string">
            <text:p>http://ec2-50-19-60-198.compute-1.amazonaws.com:8000/hillshade-con/local_rast1-small/2/true</text:p>
          </table:table-cell>
        </table:table-row>
        <table:table-row table:style-name="ro1">
          <table:table-cell office:value-type="string">
            <text:p>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8.693">
            <text:p>108.693</text:p>
          </table:table-cell>
          <table:table-cell office:value-type="float" office:value="18210500">
            <text:p>18210500</text:p>
          </table:table-cell>
          <table:table-cell office:value-type="float" office:value="4.6">
            <text:p>4.6</text:p>
          </table:table-cell>
          <table:table-cell office:value-type="float" office:value="2173.863">
            <text:p>2173.863</text:p>
          </table:table-cell>
          <table:table-cell office:value-type="float" office:value="217.386">
            <text:p>217.386</text:p>
          </table:table-cell>
          <table:table-cell office:value-type="float" office:value="163.61">
            <text:p>163.61</text:p>
          </table:table-cell>
          <table:table-cell office:value-type="float" office:value="13">
            <text:p>13</text:p>
          </table:table-cell>
          <table:table-cell office:value-type="float" office:value="6.8">
            <text:p>6.8</text:p>
          </table:table-cell>
          <table:table-cell office:value-type="float" office:value="2153">
            <text:p>2153</text:p>
          </table:table-cell>
          <table:table-cell office:value-type="float" office:value="304.6">
            <text:p>304.6</text:p>
          </table:table-cell>
          <table:table-cell office:value-type="float" office:value="2086">
            <text:p>2086</text:p>
          </table:table-cell>
          <table:table-cell office:value-type="float" office:value="292.6">
            <text:p>292.6</text:p>
          </table:table-cell>
          <table:table-cell office:value-type="float" office:value="2166">
            <text:p>2166</text:p>
          </table:table-cell>
          <table:table-cell office:value-type="float" office:value="304.3">
            <text:p>304.3</text:p>
          </table:table-cell>
          <table:table-cell office:value-type="string">
            <text:p>http://ec2-174-129-165-42.compute-1.amazonaws.com:8000/hillshade-con/local_rast1-small/5/true</text:p>
          </table:table-cell>
        </table:table-row>
        <table:table-row table:style-name="ro1">
          <table:table-cell office:value-type="string">
            <text:p>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.429">
            <text:p>4.429</text:p>
          </table:table-cell>
          <table:table-cell office:value-type="float" office:value="1681300">
            <text:p>1681300</text:p>
          </table:table-cell>
          <table:table-cell office:value-type="float" office:value="11.29">
            <text:p>11.29</text:p>
          </table:table-cell>
          <table:table-cell office:value-type="float" office:value="442.914">
            <text:p>442.914</text:p>
          </table:table-cell>
          <table:table-cell office:value-type="float" office:value="88.583">
            <text:p>88.583</text:p>
          </table:table-cell>
          <table:table-cell office:value-type="float" office:value="370.7">
            <text:p>370.7</text:p>
          </table:table-cell>
          <table:table-cell office:value-type="float" office:value="13">
            <text:p>13</text:p>
          </table:table-cell>
          <table:table-cell office:value-type="float" office:value="2.6">
            <text:p>2.6</text:p>
          </table:table-cell>
          <table:table-cell office:value-type="float" office:value="420">
            <text:p>420</text:p>
          </table:table-cell>
          <table:table-cell office:value-type="float" office:value="32.2">
            <text:p>32.2</text:p>
          </table:table-cell>
          <table:table-cell office:value-type="float" office:value="384">
            <text:p>384</text:p>
          </table:table-cell>
          <table:table-cell office:value-type="float" office:value="31.3">
            <text:p>31.3</text:p>
          </table:table-cell>
          <table:table-cell office:value-type="float" office:value="433">
            <text:p>433</text:p>
          </table:table-cell>
          <table:table-cell office:value-type="float" office:value="32.8">
            <text:p>32.8</text:p>
          </table:table-cell>
          <table:table-cell office:value-type="string">
            <text:p>http://ec2-23-20-37-137.compute-1.amazonaws.com:8000/hillshade/local_rast1-small/10/true</text:p>
          </table:table-cell>
        </table:table-row>
        <table:table-row table:style-name="ro1">
          <table:table-cell office:value-type="string">
            <text:p>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26">
            <text:p>16.626</text:p>
          </table:table-cell>
          <table:table-cell office:value-type="float" office:value="1681300">
            <text:p>1681300</text:p>
          </table:table-cell>
          <table:table-cell office:value-type="float" office:value="3.01">
            <text:p>3.01</text:p>
          </table:table-cell>
          <table:table-cell office:value-type="float" office:value="1662.629">
            <text:p>1662.629</text:p>
          </table:table-cell>
          <table:table-cell office:value-type="float" office:value="332.526">
            <text:p>332.526</text:p>
          </table:table-cell>
          <table:table-cell office:value-type="float" office:value="98.75">
            <text:p>98.75</text:p>
          </table:table-cell>
          <table:table-cell office:value-type="float" office:value="12">
            <text:p>12</text:p>
          </table:table-cell>
          <table:table-cell office:value-type="float" office:value="5.4">
            <text:p>5.4</text:p>
          </table:table-cell>
          <table:table-cell office:value-type="float" office:value="1638">
            <text:p>1638</text:p>
          </table:table-cell>
          <table:table-cell office:value-type="float" office:value="216.6">
            <text:p>216.6</text:p>
          </table:table-cell>
          <table:table-cell office:value-type="float" office:value="1606">
            <text:p>1606</text:p>
          </table:table-cell>
          <table:table-cell office:value-type="float" office:value="217.3">
            <text:p>217.3</text:p>
          </table:table-cell>
          <table:table-cell office:value-type="float" office:value="1650">
            <text:p>1650</text:p>
          </table:table-cell>
          <table:table-cell office:value-type="float" office:value="216.4">
            <text:p>216.4</text:p>
          </table:table-cell>
          <table:table-cell office:value-type="string">
            <text:p>http://ec2-174-129-165-42.compute-1.amazonaws.com:8000/hillshade/local_rast1-small/10/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21T10:22:34</dc:date>
    <dc:creator>Rob </dc:creator>
    <meta:editing-duration>P0D</meta:editing-duration>
    <meta:editing-cycles>1</meta:editing-cycles>
    <meta:document-statistic meta:table-count="1" meta:cell-count="299" meta:object-count="0"/>
  </office:meta>
</office:document-meta>
</file>